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Le immagini delle macerie, dei campi devastati, dei compagni mutilati, ma soprattutto i rumori della guerra come una forte esplosione.</text:p>
      <text:p text:style-name="Standard"/>
      <text:p text:style-name="Standard"/>
      <text:p text:style-name="Standard">2)Perchè dopo i grandi frastuoni della Guerra ormai i soldati avevano perso l'udito per sempre e quest'ultimo non si poteva più recuperare.</text:p>
      <text:p text:style-name="Standard"/>
      <text:p text:style-name="Standard"/>
      <text:p text:style-name="Standard">3) Come causa della Nevrosi, al posto degli orrori della Guerra, venne individuata la falsa origine ereditaria di questa malattia mentale.</text:p>
      <text:p text:style-name="Standard"/>
      <text:p text:style-name="Standard"/>
      <text:p text:style-name="Standard">4)</text:p>
      <text:p text:style-name="Standard"/>
      <text:p text:style-name="Standard"/>
      <text:p text:style-name="Standard">5) Gli psichiatri avevano un atteggiamento dubbioso verso i nuovi malati di mente arrivati dall'esercito. Perchè molti soldati per scappare dagli orrori e dalla morte della Grande Guerra fingevano di essere malati di 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7S</meta:editing-duration>
    <meta:editing-cycles>8</meta:editing-cycles>
    <meta:generator>OpenOffice/4.1.3$Win32 OpenOffice.org_project/413m1$Build-9783</meta:generator>
    <dc:date>2017-10-30T20:56:44.89</dc:date>
    <dc:creator>Cristian Borelli</dc:creator>
    <meta:document-statistic meta:table-count="0" meta:image-count="0" meta:object-count="0" meta:page-count="1" meta:paragraph-count="5" meta:word-count="99" meta:character-count="639"/>
    <meta:user-defined meta:name="Info 1"/>
    <meta:user-defined meta:name="Info 2"/>
    <meta:user-defined meta:name="Info 3"/>
    <meta:user-defined meta:name="Info 4"/>
  </office:meta>
</office:document-meta>
</file>